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rsiva" svg:font-family="Corsiva"/>
    <style:font-face style:name="Courier New" svg:font-family="Courier New"/>
    <style:font-face style:name="Droid Serif" svg:font-family="Droid Serif"/>
    <style:font-face style:name="Garamond" svg:font-family="Garamond"/>
  </office:font-face-decls>
  <office:automatic-styles>
    <style:style style:name="P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741b47" style:font-name="Corsiva" fo:font-size="24pt" style:font-name-asian="Corsiva" style:font-size-asian="24pt" style:font-name-complex="Corsiva" style:font-size-complex="24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Corsiva" fo:font-size="10pt" style:font-name-asian="Corsiva" style:font-size-asian="10pt" style:font-name-complex="Corsiva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1.27cm" fo:line-height="115%" fo:margin-top="0cm" fo:border-bottom="#808080 0.053cm solid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20124d" style:font-name="Corsiva" fo:font-size="18pt" style:font-name-asian="Corsiva" style:font-size-asian="18pt" style:font-name-complex="Corsiva" style:font-size-complex="18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3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4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5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6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7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8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9" style:family="text" style:parent-style-name="Default_20_Paragraph_20_Fon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66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66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66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660000" style:font-name="Garamond" fo:font-size="10pt" style:font-name-asian="Garamond" style:font-size-asian="10pt" style:font-name-complex="Garamond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351c75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itle</text:span><text:span text:style-name="T1_2"><text:s/></text:span><text:span text:style-name="T1_3">of</text:span><text:span text:style-name="T1_4"><text:s/></text:span><text:span text:style-name="T1_5">the</text:span><text:span text:style-name="T1_6"><text:s/></text:span><text:span text:style-name="T1_7">Labyrinth</text:span></text:p>
      <text:p text:style-name="P2"><text:span text:style-name="T2_1">an</text:span><text:span text:style-name="T2_2"><text:s/></text:span><text:span text:style-name="T2_3">Elven</text:span><text:span text:style-name="T2_4"><text:s/></text:span><text:span text:style-name="T2_5">Fire</text:span><text:span text:style-name="T2_6"><text:s/></text:span><text:span text:style-name="T2_7">labyrinth</text:span></text:p>
      <text:p text:style-name="P3"><text:span text:style-name="T3_1">written</text:span><text:span text:style-name="T3_2"><text:s/></text:span><text:span text:style-name="T3_3">by</text:span><text:span text:style-name="T3_4"><text:s/></text:span><text:span text:style-name="T3_5">Author</text:span><text:span text:style-name="T3_6">’</text:span><text:span text:style-name="T3_7">s</text:span><text:span text:style-name="T3_8"><text:s/></text:span><text:span text:style-name="T3_9">Name</text:span></text:p>
      <text:p text:style-name="P4"/>
      <text:p text:style-name="P5"><text:span text:style-name="T5_1">(</text:span><text:span text:style-name="T5_2">Room</text:span><text:span text:style-name="T5_3"><text:s/></text:span><text:span text:style-name="T5_4">Name</text:span><text:span text:style-name="T5_5">:<text:s/></text:span><text:span text:style-name="T5_6">Room</text:span><text:span text:style-name="T5_7"><text:s/></text:span><text:span text:style-name="T5_8">Designation</text:span><text:span text:style-name="T5_9">)<text:s/></text:span><text:span text:style-name="T5_10">Green</text:span><text:span text:style-name="T5_11"><text:s/></text:span><text:span text:style-name="T5_12">font</text:span><text:span text:style-name="T5_13"><text:s/></text:span><text:span text:style-name="T5_14">without</text:span><text:span text:style-name="T5_15"><text:s/></text:span><text:span text:style-name="T5_16">italics</text:span><text:span text:style-name="T5_17"><text:s/></text:span><text:span text:style-name="T5_18">is</text:span><text:span text:style-name="T5_19"><text:s/></text:span><text:span text:style-name="T5_20">for</text:span><text:span text:style-name="T5_21"><text:s/></text:span><text:span text:style-name="T5_22">the</text:span><text:span text:style-name="T5_23"><text:s/></text:span><text:span text:style-name="T5_24">GM</text:span><text:span text:style-name="T5_25">’</text:span><text:span text:style-name="T5_26">s</text:span><text:span text:style-name="T5_27"><text:s/></text:span><text:span text:style-name="T5_28">information</text:span><text:span text:style-name="T5_29">.<text:s/></text:span><text:span text:style-name="T5_30">This</text:span><text:span text:style-name="T5_31"><text:s/></text:span><text:span text:style-name="T5_32">is</text:span><text:span text:style-name="T5_33"><text:s/></text:span><text:span text:style-name="T5_34">not</text:span><text:span text:style-name="T5_35"><text:s/></text:span><text:span text:style-name="T5_36">necessarily</text:span><text:span text:style-name="T5_37"><text:s/></text:span><text:span text:style-name="T5_38">to</text:span><text:span text:style-name="T5_39"><text:s/></text:span><text:span text:style-name="T5_40">be</text:span><text:span text:style-name="T5_41"><text:s/></text:span><text:span text:style-name="T5_42">read</text:span><text:span text:style-name="T5_43"><text:s/></text:span><text:span text:style-name="T5_44">to</text:span><text:span text:style-name="T5_45"><text:s/></text:span><text:span text:style-name="T5_46">the</text:span><text:span text:style-name="T5_47"><text:s/></text:span><text:span text:style-name="T5_48">players</text:span><text:span text:style-name="T5_49">,<text:s/></text:span><text:span text:style-name="T5_50">but</text:span><text:span text:style-name="T5_51"><text:s/></text:span><text:span text:style-name="T5_52">contains</text:span><text:span text:style-name="T5_53"><text:s/></text:span><text:span text:style-name="T5_54">information</text:span><text:span text:style-name="T5_55"><text:s/></text:span><text:span text:style-name="T5_56">that</text:span><text:span text:style-name="T5_57"><text:s/></text:span><text:span text:style-name="T5_58">can</text:span><text:span text:style-name="T5_59"><text:s/></text:span><text:span text:style-name="T5_60">be</text:span><text:span text:style-name="T5_61"><text:s/></text:span><text:span text:style-name="T5_62">given</text:span><text:span text:style-name="T5_63"><text:s/></text:span><text:span text:style-name="T5_64">to</text:span><text:span text:style-name="T5_65"><text:s/></text:span><text:span text:style-name="T5_66">the</text:span><text:span text:style-name="T5_67"><text:s/></text:span><text:span text:style-name="T5_68">players</text:span><text:span text:style-name="T5_69"><text:s/></text:span><text:span text:style-name="T5_70">at</text:span><text:span text:style-name="T5_71"><text:s/></text:span><text:span text:style-name="T5_72">the</text:span><text:span text:style-name="T5_73"><text:s/></text:span><text:span text:style-name="T5_74">GM</text:span><text:span text:style-name="T5_75">’</text:span><text:span text:style-name="T5_76">s</text:span><text:span text:style-name="T5_77"><text:s/></text:span><text:span text:style-name="T5_78">discretion</text:span><text:span text:style-name="T5_79">.</text:span></text:p>
      <text:p text:style-name="P6"/>
      <text:p text:style-name="P7"><text:span text:style-name="T7_1">Italicized</text:span><text:span text:style-name="T7_2"><text:s/></text:span><text:span text:style-name="T7_3">black</text:span><text:span text:style-name="T7_4"><text:s/></text:span><text:span text:style-name="T7_5">font</text:span><text:span text:style-name="T7_6"><text:s/></text:span><text:span text:style-name="T7_7">is</text:span><text:span text:style-name="T7_8"><text:s/></text:span><text:span text:style-name="T7_9">for</text:span><text:span text:style-name="T7_10"><text:s/></text:span><text:span text:style-name="T7_11">reading</text:span><text:span text:style-name="T7_12"><text:s/></text:span><text:span text:style-name="T7_13">to</text:span><text:span text:style-name="T7_14"><text:s/></text:span><text:span text:style-name="T7_15">the</text:span><text:span text:style-name="T7_16"><text:s/></text:span><text:span text:style-name="T7_17">players</text:span><text:span text:style-name="T7_18">.<text:s/></text:span></text:p>
      <text:p text:style-name="P8"/>
      <text:p text:style-name="P9"><text:span text:style-name="T9_1">Red</text:span><text:span text:style-name="T9_2"><text:s/></text:span><text:span text:style-name="T9_3">Print</text:span><text:span text:style-name="T9_4"><text:s/></text:span><text:span text:style-name="T9_5">indicates</text:span><text:span text:style-name="T9_6"><text:s/></text:span><text:span text:style-name="T9_7">stats</text:span><text:span text:style-name="T9_8"><text:s/></text:span><text:span text:style-name="T9_9">for</text:span><text:span text:style-name="T9_10"><text:s/></text:span><text:span text:style-name="T9_11">creatures</text:span><text:span text:style-name="T9_12">,<text:s/></text:span><text:span text:style-name="T9_13">enemies</text:span><text:span text:style-name="T9_14">,<text:s/></text:span><text:span text:style-name="T9_15">or</text:span><text:span text:style-name="T9_16"><text:s/></text:span><text:span text:style-name="T9_17">other</text:span><text:span text:style-name="T9_18"><text:s/></text:span><text:span text:style-name="T9_19">objects</text:span><text:span text:style-name="T9_20"><text:s/></text:span><text:span text:style-name="T9_21">for</text:span><text:span text:style-name="T9_22"><text:s/></text:span><text:span text:style-name="T9_23">attacking</text:span><text:span text:style-name="T9_24">,<text:s/></text:span><text:span text:style-name="T9_25">such</text:span><text:span text:style-name="T9_26"><text:s/></text:span><text:span text:style-name="T9_27">as</text:span><text:span text:style-name="T9_28"><text:s/></text:span><text:span text:style-name="T9_29">chests</text:span><text:span text:style-name="T9_30">,<text:s/></text:span><text:span text:style-name="T9_31">or</text:span><text:span text:style-name="T9_32"><text:s/></text:span><text:span text:style-name="T9_33">other</text:span><text:span text:style-name="T9_34"><text:s/></text:span><text:span text:style-name="T9_35">containers</text:span><text:span text:style-name="T9_36">.</text:span></text:p>
      <text:p text:style-name="P10"><text:span text:style-name="T10_1"><text:tab/><text:tab/></text:span><text:span text:style-name="T10_2">St</text:span><text:span text:style-name="T10_3"><text:tab/></text:span><text:span text:style-name="T10_4">Dx</text:span><text:span text:style-name="T10_5"><text:tab/></text:span><text:span text:style-name="T10_6">IQ</text:span><text:span text:style-name="T10_7"><text:tab/></text:span><text:span text:style-name="T10_8">MA</text:span><text:span text:style-name="T10_9"><text:tab/></text:span><text:span text:style-name="T10_10">Ht</text:span><text:span text:style-name="T10_11"><text:tab/></text:span><text:span text:style-name="T10_12">DcL</text:span><text:span text:style-name="T10_13"><text:tab/></text:span><text:span text:style-name="T10_14">Spits</text:span><text:span text:style-name="T10_15"><text:s/></text:span><text:span text:style-name="T10_16">boulders</text:span><text:span text:style-name="T10_17"><text:s/></text:span><text:span text:style-name="T10_18">as</text:span><text:span text:style-name="T10_19"><text:s/></text:span><text:span text:style-name="T10_20">Ethereal</text:span><text:span text:style-name="T10_21"><text:s/></text:span><text:span text:style-name="T10_22">Bow</text:span></text:p>
      <text:p text:style-name="P11"><text:span text:style-name="T11_1">Stone</text:span><text:span text:style-name="T11_2"><text:s/></text:span><text:span text:style-name="T11_3">Dragon</text:span><text:span text:style-name="T11_4">:<text:s/><text:tab/>50<text:tab/>14<text:tab/>20<text:tab/>8/20<text:tab/><text:s/>5<text:tab/>7/11<text:tab/></text:span><text:span text:style-name="T11_5">Breath</text:span><text:span text:style-name="T11_6"><text:s/></text:span><text:span text:style-name="T11_7">cost</text:span><text:span text:style-name="T11_8">:<text:s/>4<text:s/></text:span><text:span text:style-name="T11_9">fatigue</text:span></text:p>
      <text:p text:style-name="P12"/>
      <text:p text:style-name="P13"><text:span text:style-name="T13_1"><text:tab/>$<text:s/></text:span><text:span text:style-name="T13_2">Blue</text:span><text:span text:style-name="T13_3"><text:s/></text:span><text:span text:style-name="T13_4">font</text:span><text:span text:style-name="T13_5"><text:s/></text:span><text:span text:style-name="T13_6">with</text:span><text:span text:style-name="T13_7"><text:s/></text:span><text:span text:style-name="T13_8">a</text:span><text:span text:style-name="T13_9"><text:s/></text:span><text:span text:style-name="T13_10">dollar</text:span><text:span text:style-name="T13_11"><text:s/></text:span><text:span text:style-name="T13_12">sign</text:span><text:span text:style-name="T13_13"><text:s/></text:span><text:span text:style-name="T13_14">in</text:span><text:span text:style-name="T13_15"><text:s/></text:span><text:span text:style-name="T13_16">front</text:span><text:span text:style-name="T13_17"><text:s/></text:span><text:span text:style-name="T13_18">of</text:span><text:span text:style-name="T13_19"><text:s/></text:span><text:span text:style-name="T13_20">it</text:span><text:span text:style-name="T13_21">,<text:s/></text:span><text:span text:style-name="T13_22">indicates</text:span><text:span text:style-name="T13_23"><text:s/></text:span><text:span text:style-name="T13_24">Treasure</text:span><text:span text:style-name="T13_25">!</text:span></text:p>
      <text:p text:style-name="P14"/>
      <text:p text:style-name="P15"><text:span text:style-name="T15_1">A</text:span><text:span text:style-name="T15_2"><text:s/></text:span><text:span text:style-name="T15_3">line</text:span><text:span text:style-name="T15_4"><text:s/></text:span><text:span text:style-name="T15_5">such</text:span><text:span text:style-name="T15_6"><text:s/></text:span><text:span text:style-name="T15_7">as</text:span><text:span text:style-name="T15_8"><text:s/></text:span><text:span text:style-name="T15_9">the</text:span><text:span text:style-name="T15_10"><text:s/></text:span><text:span text:style-name="T15_11">one</text:span><text:span text:style-name="T15_12"><text:s/></text:span><text:span text:style-name="T15_13">below</text:span><text:span text:style-name="T15_14"><text:s/></text:span><text:span text:style-name="T15_15">indicates</text:span><text:span text:style-name="T15_16"><text:s/></text:span><text:span text:style-name="T15_17">a</text:span><text:span text:style-name="T15_18"><text:s/></text:span><text:span text:style-name="T15_19">division</text:span><text:span text:style-name="T15_20"><text:s/></text:span><text:span text:style-name="T15_21">between</text:span><text:span text:style-name="T15_22"><text:s/></text:span><text:span text:style-name="T15_23">rooms</text:span><text:span text:style-name="T15_24">.</text:span></text:p>
      <text:p text:style-name="P16"/>
      <text:p text:style-name="P17"><text:span text:style-name="T17_1">This</text:span><text:span text:style-name="T17_2"><text:s/></text:span><text:span text:style-name="T17_3">font</text:span><text:span text:style-name="T17_4"><text:s/></text:span><text:span text:style-name="T17_5">is</text:span><text:span text:style-name="T17_6"><text:s/></text:span><text:span text:style-name="T17_7">for</text:span><text:span text:style-name="T17_8"><text:s/></text:span><text:span text:style-name="T17_9">section</text:span><text:span text:style-name="T17_10"><text:s/></text:span><text:span text:style-name="T17_11">names</text:span><text:span text:style-name="T17_12">,<text:s/></text:span><text:span text:style-name="T17_13">if</text:span><text:span text:style-name="T17_14"><text:s/></text:span><text:span text:style-name="T17_15">there</text:span><text:span text:style-name="T17_16"><text:s/></text:span><text:span text:style-name="T17_17">are</text:span><text:span text:style-name="T17_18"><text:s/></text:span><text:span text:style-name="T17_19">any</text:span><text:span text:style-name="T17_20">.</text:span></text:p>
      <text:p text:style-name="P18"/>
      <text:p text:style-name="P19"><text:span text:style-name="T19_1">(</text:span><text:span text:style-name="T19_2">Room</text:span><text:span text:style-name="T19_3"><text:s/></text:span><text:span text:style-name="T19_4">Name</text:span><text:span text:style-name="T19_5">:<text:s/></text:span><text:span text:style-name="T19_6">Room</text:span><text:span text:style-name="T19_7"><text:s/></text:span><text:span text:style-name="T19_8">Designation</text:span><text:span text:style-name="T19_9">)<text:s/></text:span><text:span text:style-name="T19_10">Green</text:span><text:span text:style-name="T19_11"><text:s/></text:span><text:span text:style-name="T19_12">font</text:span><text:span text:style-name="T19_13"><text:s/></text:span><text:span text:style-name="T19_14">without</text:span><text:span text:style-name="T19_15"><text:s/></text:span><text:span text:style-name="T19_16">italics</text:span><text:span text:style-name="T19_17"><text:s/></text:span><text:span text:style-name="T19_18">is</text:span><text:span text:style-name="T19_19"><text:s/></text:span><text:span text:style-name="T19_20">for</text:span><text:span text:style-name="T19_21"><text:s/></text:span><text:span text:style-name="T19_22">the</text:span><text:span text:style-name="T19_23"><text:s/></text:span><text:span text:style-name="T19_24">GM</text:span><text:span text:style-name="T19_25">’</text:span><text:span text:style-name="T19_26">s</text:span><text:span text:style-name="T19_27"><text:s/></text:span><text:span text:style-name="T19_28">information</text:span><text:span text:style-name="T19_29">.<text:s/></text:span><text:span text:style-name="T19_30">This</text:span><text:span text:style-name="T19_31"><text:s/></text:span><text:span text:style-name="T19_32">is</text:span><text:span text:style-name="T19_33"><text:s/></text:span><text:span text:style-name="T19_34">not</text:span><text:span text:style-name="T19_35"><text:s/></text:span><text:span text:style-name="T19_36">necessarily</text:span><text:span text:style-name="T19_37"><text:s/></text:span><text:span text:style-name="T19_38">to</text:span><text:span text:style-name="T19_39"><text:s/></text:span><text:span text:style-name="T19_40">be</text:span><text:span text:style-name="T19_41"><text:s/></text:span><text:span text:style-name="T19_42">read</text:span><text:span text:style-name="T19_43"><text:s/></text:span><text:span text:style-name="T19_44">to</text:span><text:span text:style-name="T19_45"><text:s/></text:span><text:span text:style-name="T19_46">the</text:span><text:span text:style-name="T19_47"><text:s/></text:span><text:span text:style-name="T19_48">players</text:span><text:span text:style-name="T19_49">,<text:s/></text:span><text:span text:style-name="T19_50">but</text:span><text:span text:style-name="T19_51"><text:s/></text:span><text:span text:style-name="T19_52">contains</text:span><text:span text:style-name="T19_53"><text:s/></text:span><text:span text:style-name="T19_54">information</text:span><text:span text:style-name="T19_55"><text:s/></text:span><text:span text:style-name="T19_56">that</text:span><text:span text:style-name="T19_57"><text:s/></text:span><text:span text:style-name="T19_58">can</text:span><text:span text:style-name="T19_59"><text:s/></text:span><text:span text:style-name="T19_60">be</text:span><text:span text:style-name="T19_61"><text:s/></text:span><text:span text:style-name="T19_62">given</text:span><text:span text:style-name="T19_63"><text:s/></text:span><text:span text:style-name="T19_64">to</text:span><text:span text:style-name="T19_65"><text:s/></text:span><text:span text:style-name="T19_66">the</text:span><text:span text:style-name="T19_67"><text:s/></text:span><text:span text:style-name="T19_68">players</text:span><text:span text:style-name="T19_69"><text:s/></text:span><text:span text:style-name="T19_70">at</text:span><text:span text:style-name="T19_71"><text:s/></text:span><text:span text:style-name="T19_72">the</text:span><text:span text:style-name="T19_73"><text:s/></text:span><text:span text:style-name="T19_74">GM</text:span><text:span text:style-name="T19_75">’</text:span><text:span text:style-name="T19_76">s</text:span><text:span text:style-name="T19_77"><text:s/></text:span><text:span text:style-name="T19_78">discretion</text:span><text:span text:style-name="T19_79">.</text:span></text:p>
      <text:p text:style-name="P20"/>
      <text:p text:style-name="P21"><text:span text:style-name="T21_1">Italicized</text:span><text:span text:style-name="T21_2"><text:s/></text:span><text:span text:style-name="T21_3">black</text:span><text:span text:style-name="T21_4"><text:s/></text:span><text:span text:style-name="T21_5">font</text:span><text:span text:style-name="T21_6"><text:s/></text:span><text:span text:style-name="T21_7">is</text:span><text:span text:style-name="T21_8"><text:s/></text:span><text:span text:style-name="T21_9">for</text:span><text:span text:style-name="T21_10"><text:s/></text:span><text:span text:style-name="T21_11">reading</text:span><text:span text:style-name="T21_12"><text:s/></text:span><text:span text:style-name="T21_13">to</text:span><text:span text:style-name="T21_14"><text:s/></text:span><text:span text:style-name="T21_15">the</text:span><text:span text:style-name="T21_16"><text:s/></text:span><text:span text:style-name="T21_17">players</text:span><text:span text:style-name="T21_18">.<text:s/></text:span></text:p>
      <text:p text:style-name="P22"/>
      <text:p text:style-name="P23"><text:span text:style-name="T23_1">Red</text:span><text:span text:style-name="T23_2"><text:s/></text:span><text:span text:style-name="T23_3">Print</text:span><text:span text:style-name="T23_4"><text:s/></text:span><text:span text:style-name="T23_5">indicates</text:span><text:span text:style-name="T23_6"><text:s/></text:span><text:span text:style-name="T23_7">stats</text:span><text:span text:style-name="T23_8"><text:s/></text:span><text:span text:style-name="T23_9">for</text:span><text:span text:style-name="T23_10"><text:s/></text:span><text:span text:style-name="T23_11">creatures</text:span><text:span text:style-name="T23_12">,<text:s/></text:span><text:span text:style-name="T23_13">enemies</text:span><text:span text:style-name="T23_14">,<text:s/></text:span><text:span text:style-name="T23_15">or</text:span><text:span text:style-name="T23_16"><text:s/></text:span><text:span text:style-name="T23_17">other</text:span><text:span text:style-name="T23_18"><text:s/></text:span><text:span text:style-name="T23_19">objects</text:span><text:span text:style-name="T23_20"><text:s/></text:span><text:span text:style-name="T23_21">for</text:span><text:span text:style-name="T23_22"><text:s/></text:span><text:span text:style-name="T23_23">attacking</text:span><text:span text:style-name="T23_24">,<text:s/></text:span><text:span text:style-name="T23_25">such</text:span><text:span text:style-name="T23_26"><text:s/></text:span><text:span text:style-name="T23_27">as</text:span><text:span text:style-name="T23_28"><text:s/></text:span><text:span text:style-name="T23_29">chests</text:span><text:span text:style-name="T23_30">,<text:s/></text:span><text:span text:style-name="T23_31">or</text:span><text:span text:style-name="T23_32"><text:s/></text:span><text:span text:style-name="T23_33">other</text:span><text:span text:style-name="T23_34"><text:s/></text:span><text:span text:style-name="T23_35">containers</text:span><text:span text:style-name="T23_36">.</text:span></text:p>
      <text:p text:style-name="P24"><text:span text:style-name="T24_1"><text:tab/><text:tab/></text:span><text:span text:style-name="T24_2">St</text:span><text:span text:style-name="T24_3"><text:tab/></text:span><text:span text:style-name="T24_4">Dx</text:span><text:span text:style-name="T24_5"><text:tab/></text:span><text:span text:style-name="T24_6">IQ</text:span><text:span text:style-name="T24_7"><text:tab/></text:span><text:span text:style-name="T24_8">MA</text:span><text:span text:style-name="T24_9"><text:tab/></text:span><text:span text:style-name="T24_10">Ht</text:span><text:span text:style-name="T24_11"><text:tab/></text:span><text:span text:style-name="T24_12">DcL</text:span><text:span text:style-name="T24_13"><text:tab/></text:span><text:span text:style-name="T24_14">Spits</text:span><text:span text:style-name="T24_15"><text:s/></text:span><text:span text:style-name="T24_16">boulders</text:span><text:span text:style-name="T24_17"><text:s/></text:span><text:span text:style-name="T24_18">as</text:span><text:span text:style-name="T24_19"><text:s/></text:span><text:span text:style-name="T24_20">Ethereal</text:span><text:span text:style-name="T24_21"><text:s/></text:span><text:span text:style-name="T24_22">Bow</text:span></text:p>
      <text:p text:style-name="P25"><text:span text:style-name="T25_1">Stone</text:span><text:span text:style-name="T25_2"><text:s/></text:span><text:span text:style-name="T25_3">Dragon</text:span><text:span text:style-name="T25_4">:<text:s/><text:tab/>50<text:tab/>14<text:tab/>20<text:tab/>8/20<text:tab/><text:s/>5<text:tab/>7/11<text:tab/></text:span><text:span text:style-name="T25_5">Breath</text:span><text:span text:style-name="T25_6"><text:s/></text:span><text:span text:style-name="T25_7">cost</text:span><text:span text:style-name="T25_8">:<text:s/>4<text:s/></text:span><text:span text:style-name="T25_9">fatigue</text:span></text:p>
      <text:p text:style-name="P26"/>
      <text:p text:style-name="P27"><text:span text:style-name="T27_1"><text:tab/>$<text:s/></text:span><text:span text:style-name="T27_2">Blue</text:span><text:span text:style-name="T27_3"><text:s/></text:span><text:span text:style-name="T27_4">font</text:span><text:span text:style-name="T27_5"><text:s/></text:span><text:span text:style-name="T27_6">with</text:span><text:span text:style-name="T27_7"><text:s/></text:span><text:span text:style-name="T27_8">a</text:span><text:span text:style-name="T27_9"><text:s/></text:span><text:span text:style-name="T27_10">dollar</text:span><text:span text:style-name="T27_11"><text:s/></text:span><text:span text:style-name="T27_12">sign</text:span><text:span text:style-name="T27_13"><text:s/></text:span><text:span text:style-name="T27_14">in</text:span><text:span text:style-name="T27_15"><text:s/></text:span><text:span text:style-name="T27_16">front</text:span><text:span text:style-name="T27_17"><text:s/></text:span><text:span text:style-name="T27_18">of</text:span><text:span text:style-name="T27_19"><text:s/></text:span><text:span text:style-name="T27_20">it</text:span><text:span text:style-name="T27_21">,<text:s/></text:span><text:span text:style-name="T27_22">indicates</text:span><text:span text:style-name="T27_23"><text:s/></text:span><text:span text:style-name="T27_24">Treasure</text:span><text:span text:style-name="T27_25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rsiva" svg:font-family="Corsiva"/>
    <style:font-face style:name="Courier New" svg:font-family="Courier New"/>
    <style:font-face style:name="Droid Serif" svg:font-family="Droid Serif"/>
    <style:font-face style:name="Garamond" svg:font-family="Garamon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